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8.73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38.47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12.61mm"/>
    </style:style>
    <style:style style:name="co6" style:family="table-column">
      <style:table-column-properties fo:break-before="auto" style:column-width="14.7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estoque.2020.06.2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office:value-type="string" calcext:value-type="string">
            <text:p>ds_produto</text:p>
          </table:table-cell>
          <table:table-cell office:value-type="string" calcext:value-type="string">
            <text:p>gtin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saida</text:p>
          </table:table-cell>
          <table:table-cell office:value-type="string" calcext:value-type="string">
            <text:p>saldo</text:p>
          </table:table-cell>
          <table:table-cell office:value-type="string" calcext:value-type="string">
            <text:p>ajus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AP.PREST.MAX.GRT.RELOG</text:p>
          </table:table-cell>
          <table:table-cell office:value-type="float" office:value="7891051020573" calcext:value-type="float">
            <text:p>78910510205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ACAXI PREMIUM</text:p>
          </table:table-cell>
          <table:table-cell office:value-type="float" office:value="7898366000139" calcext:value-type="float">
            <text:p>7898366000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RVENTE COM ABAS SUAVE ULTRAFINO INTIMUS SPORT PACOTE LEVE 32 PAGUE 24 UNIDADES</text:p>
          </table:table-cell>
          <table:table-cell office:value-type="float" office:value="7896007549375" calcext:value-type="float">
            <text:p>78960075493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ÇÚCAR REFINADO VIDA 1KG</text:p>
          </table:table-cell>
          <table:table-cell office:value-type="float" office:value="7898920795044" calcext:value-type="float">
            <text:p>78989207950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UA SANIT DRAGAO 5L</text:p>
          </table:table-cell>
          <table:table-cell office:value-type="float" office:value="7896221600067" calcext:value-type="float">
            <text:p>78962216000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GUARRAZ FARBEN</text:p>
          </table:table-cell>
          <table:table-cell table:style-name="ce1" office:value-type="float" office:value="7899381797899" calcext:value-type="float">
            <text:p>78993817978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AMACIANTE DE ROUPA DILUÍDO ACONCHEGO YPÊ GALÃO 5L</text:p>
          </table:table-cell>
          <table:table-cell office:value-type="float" office:value="7896098905401" calcext:value-type="float">
            <text:p>78960989054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ACIANTE MON BIJOU 5L PUREZA</text:p>
          </table:table-cell>
          <table:table-cell office:value-type="float" office:value="7891022100624" calcext:value-type="float">
            <text:p>78910221006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MEIXA SECA PREDILECTA C/CAROCO</text:p>
          </table:table-cell>
          <table:table-cell office:value-type="float" office:value="7896292305625" calcext:value-type="float">
            <text:p>78962923056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ENDOIM BCO SINHA 500GR</text:p>
          </table:table-cell>
          <table:table-cell office:value-type="float" office:value="7892300002562" calcext:value-type="float">
            <text:p>789230000256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ENDOIM DESCASCADO YOKI 500G</text:p>
          </table:table-cell>
          <table:table-cell office:value-type="float" office:value="7891095011605" calcext:value-type="float">
            <text:p>78910950116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ROZ 7 CEREAIS INTEGRAL RÁRIS PACOTE 1KG</text:p>
          </table:table-cell>
          <table:table-cell office:value-type="float" office:value="7896003941609" calcext:value-type="float">
            <text:p>78960039416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ROZ 7 GRÃOS INTEGRAL RÁRIS PACOTE 500G</text:p>
          </table:table-cell>
          <table:table-cell office:value-type="float" office:value="7896003989137" calcext:value-type="float">
            <text:p>7896003989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ROZ PARBOILIZADO CAMIL TIPO 1 PACOTE 1KG</text:p>
          </table:table-cell>
          <table:table-cell office:value-type="float" office:value="7896006716112" calcext:value-type="float">
            <text:p>78960067161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ROZ PARBOILIZADO TIO JOÃO TIPO 1 <text:s/>PACOTE 1KG</text:p>
          </table:table-cell>
          <table:table-cell table:style-name="ce1" office:value-type="float" office:value="7893500018469" calcext:value-type="float">
            <text:p>7893500018469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ARROZ PRATO FINO PARABOLIZADO TIPO 1 2KG</text:p>
          </table:table-cell>
          <table:table-cell table:style-name="ce1" office:value-type="float" office:value="7896290300318" calcext:value-type="float">
            <text:p>78962903003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ASSEPTGEL CRISTAL HIGIENIZADOR MAOS</text:p>
          </table:table-cell>
          <table:table-cell office:value-type="float" office:value="7897534803831" calcext:value-type="float">
            <text:p>78975348038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ENOLOL 50 MG 30 COMPRIMIDOS EMS GENÉRICO</text:p>
          </table:table-cell>
          <table:table-cell office:value-type="float" office:value="7896004705873" calcext:value-type="float">
            <text:p>78960047058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ZEITE ANDORINHA PORTUGUÊS EXTRA VIRGEM</text:p>
          </table:table-cell>
          <table:table-cell table:style-name="ce1" office:value-type="float" office:value="5601216120114" calcext:value-type="float">
            <text:p>56012161201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AZEITE DE OLIVA EXTRA VIRGEM CLÁSSICO PORTUGUÊS GALLO VIDRO 500ML</text:p>
          </table:table-cell>
          <table:table-cell table:style-name="ce1" office:value-type="float" office:value="5601252231164" calcext:value-type="float">
            <text:p>56012522311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AZI 1500 MG 1 FRASCO SIMILAR</text:p>
          </table:table-cell>
          <table:table-cell office:value-type="float" office:value="7894916500609" calcext:value-type="float">
            <text:p>78949165006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TERRABA WONDER</text:p>
          </table:table-cell>
          <table:table-cell office:value-type="float" office:value="7896647112069" calcext:value-type="float">
            <text:p>78966471120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SCOITO AMANT FORTALEZA CHOC 330G</text:p>
          </table:table-cell>
          <table:table-cell office:value-type="float" office:value="7891152800227" calcext:value-type="float">
            <text:p>78911528002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ISCOITO BONO RECHEADO MORANGO NESTLÉ 140G</text:p>
          </table:table-cell>
          <table:table-cell table:style-name="ce1" office:value-type="float" office:value="7891000018774" calcext:value-type="float">
            <text:p>789100001877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2" calcext:value-type="float">
            <text:p>-2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BISCOITO CREAM CRACKER CROCKS TRADICIONAL VITARELLA PACOTE 400G</text:p>
          </table:table-cell>
          <table:table-cell office:value-type="float" office:value="7896213002091" calcext:value-type="float">
            <text:p>78962130020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SCOITO CREAM CRAKER VITARELLA</text:p>
          </table:table-cell>
          <table:table-cell office:value-type="float" office:value="7896213000448" calcext:value-type="float">
            <text:p>78962130004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SCOITO LEITE MALTADO PIRAQUÊ PACOTE 200G</text:p>
          </table:table-cell>
          <table:table-cell office:value-type="float" office:value="7896024723482" calcext:value-type="float">
            <text:p>78960247234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SCOITO MARIA FORTALEZA LEITE 400G</text:p>
          </table:table-cell>
          <table:table-cell office:value-type="float" office:value="7891152321661" calcext:value-type="float">
            <text:p>78911523216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ISCOITO MARIA FORTALEZA PACOTE 400G</text:p>
          </table:table-cell>
          <table:table-cell table:style-name="ce1" office:value-type="float" office:value="7891152321166" calcext:value-type="float">
            <text:p>789115232116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BISCOITO MARILAN AMANT. INTEGRAL</text:p>
          </table:table-cell>
          <table:table-cell office:value-type="float" office:value="7896003704167" calcext:value-type="float">
            <text:p>78960037041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ISCOITO PILAR 400G CREAM CRACKER PREMIUM</text:p>
          </table:table-cell>
          <table:table-cell table:style-name="ce1" office:value-type="float" office:value="7896005021101" calcext:value-type="float">
            <text:p>78960050211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CAFÉ TORRADO E MOÍDO A VÁCUO TRADICIONAL PILÃO PACOTE 250G</text:p>
          </table:table-cell>
          <table:table-cell table:style-name="ce1" office:value-type="float" office:value="7896089012637" calcext:value-type="float">
            <text:p>789608901263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CAST CAJU BRANCA A GRANEL</text:p>
          </table:table-cell>
          <table:table-cell office:value-type="float" office:value="18500" calcext:value-type="float">
            <text:p>18500</text:p>
          </table:table-cell>
          <table:table-cell office:value-type="string" calcext:value-type="string">
            <text:p>0.2919999957084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199999570846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OURA KG KG</text:p>
          </table:table-cell>
          <table:table-cell office:value-type="float" office:value="4000240001023" calcext:value-type="float">
            <text:p>4000240001023</text:p>
          </table:table-cell>
          <table:table-cell office:value-type="string" calcext:value-type="string">
            <text:p>0.41499999165534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4999991655349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VEJA ITAIPAVA 350ML UN</text:p>
          </table:table-cell>
          <table:table-cell office:value-type="float" office:value="7897395020279" calcext:value-type="float">
            <text:p>789739502027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VEJA PILSEN ITAIPAVA LATA 269ML</text:p>
          </table:table-cell>
          <table:table-cell office:value-type="float" office:value="7897395040307" calcext:value-type="float">
            <text:p>789739504030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VEJA PILSEN ITAIPAVA LATA 269ML</text:p>
          </table:table-cell>
          <table:table-cell office:value-type="float" office:value="7897395040437" calcext:value-type="float">
            <text:p>789739504043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VEJA PILSEN ITAIPAVA LATA 473ML</text:p>
          </table:table-cell>
          <table:table-cell office:value-type="float" office:value="7897395020217" calcext:value-type="float">
            <text:p>7897395020217</text:p>
          </table:table-cell>
          <table:table-cell office:value-type="float" office:value="192" calcext:value-type="float">
            <text:p>192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VEJA SKOL</text:p>
          </table:table-cell>
          <table:table-cell office:value-type="float" office:value="7891149100828" calcext:value-type="float">
            <text:p>78911491008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veja Skol Pilsen Lager 473ML</text:p>
          </table:table-cell>
          <table:table-cell office:value-type="float" office:value="7891149201006" calcext:value-type="float">
            <text:p>789114920100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WIN 200 MG/ML GOTAS SANOFI</text:p>
          </table:table-cell>
          <table:table-cell office:value-type="float" office:value="7897595900708" calcext:value-type="float">
            <text:p>78975959007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WIN 500 MG 10 COMPRIMIDOS SANOFI</text:p>
          </table:table-cell>
          <table:table-cell office:value-type="float" office:value="7897595901514" calcext:value-type="float">
            <text:p>78975959015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OCOLATE BRANCO LINDT SWISS CLASSIC CAIXA 100G</text:p>
          </table:table-cell>
          <table:table-cell office:value-type="float" office:value="7610400014571" calcext:value-type="float">
            <text:p>76104000145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OCOLATE EM PÓ NESTLÉ</text:p>
          </table:table-cell>
          <table:table-cell office:value-type="float" office:value="7891000451304" calcext:value-type="float">
            <text:p>78910004513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COLATE EM PÓ NESTLE 100% CACAU 200GR</text:p>
          </table:table-cell>
          <table:table-cell office:value-type="float" office:value="7891000120095" calcext:value-type="float">
            <text:p>78910001200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OCOLATE LINDT LIND UN</text:p>
          </table:table-cell>
          <table:table-cell office:value-type="float" office:value="7610400068505" calcext:value-type="float">
            <text:p>7610400068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OCOLATE NESTLE 41,5 KIT KAT</text:p>
          </table:table-cell>
          <table:table-cell office:value-type="float" office:value="7891000248768" calcext:value-type="float">
            <text:p>789100024876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ENTRO HIDROP UN</text:p>
          </table:table-cell>
          <table:table-cell office:value-type="float" office:value="7898273890502" calcext:value-type="float">
            <text:p>78982738905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BIRON FOLICO 45 COMPRIMIDOS REVESTIDOS 45 COMPRIMIDOS ACHÉ SIMILAR</text:p>
          </table:table-cell>
          <table:table-cell office:value-type="float" office:value="7896658003653" calcext:value-type="float">
            <text:p>78966580036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DICIONADOR IL SALONE</text:p>
          </table:table-cell>
          <table:table-cell office:value-type="float" office:value="7899884208601" calcext:value-type="float">
            <text:p>78998842086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RA FILE BOV RESF CORTADO MATURATTA</text:p>
          </table:table-cell>
          <table:table-cell office:value-type="float" office:value="7898466103273" calcext:value-type="float">
            <text:p>7898466103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stela Suína Barbecue Perdigão</text:p>
          </table:table-cell>
          <table:table-cell office:value-type="float" office:value="7891515521028" calcext:value-type="float">
            <text:p>78915155210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STELA SUÍNA COM MOLHOR BARBECUE SEARA GOURMET 1KG</text:p>
          </table:table-cell>
          <table:table-cell office:value-type="float" office:value="7894904070565" calcext:value-type="float">
            <text:p>78949040705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tonetes Johnson &amp; Johnson C/300 CAIXA</text:p>
          </table:table-cell>
          <table:table-cell office:value-type="float" office:value="7891010047764" calcext:value-type="float">
            <text:p>78910100477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XINHA DA ASA DE FRANGO SADIA 1KG</text:p>
          </table:table-cell>
          <table:table-cell office:value-type="float" office:value="7893000488878" calcext:value-type="float">
            <text:p>789300048887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ME DE AVELÃ COM CACAU NUTELLA 140G</text:p>
          </table:table-cell>
          <table:table-cell office:value-type="float" office:value="7898024395232" calcext:value-type="float">
            <text:p>78980243952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REME DE LEITE CAIXINHA NESTLÉ 200ML</text:p>
          </table:table-cell>
          <table:table-cell table:style-name="ce1" office:value-type="float" office:value="7891000126905" calcext:value-type="float">
            <text:p>78910001269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2" calcext:value-type="float">
            <text:p>-2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CREME DE LEITE NESTLE 30UN</text:p>
          </table:table-cell>
          <table:table-cell table:style-name="ce1" office:value-type="float" office:value="7891000120101" calcext:value-type="float">
            <text:p>78910001201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2" calcext:value-type="float">
            <text:p>-2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CREME DENTAL CLEAR MINT COLGATE TOTAL 12 CAIXA 90G</text:p>
          </table:table-cell>
          <table:table-cell office:value-type="float" office:value="7793100111143" calcext:value-type="float">
            <text:p>77931001111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EME DENTAL COLGATE TOTAL12 CL MINT L4P3</text:p>
          </table:table-cell>
          <table:table-cell office:value-type="float" office:value="7891024111444" calcext:value-type="float">
            <text:p>78910241114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INFETANTE KALIPTO 5L EUCALIPTO</text:p>
          </table:table-cell>
          <table:table-cell office:value-type="float" office:value="7891022101300" calcext:value-type="float">
            <text:p>78910221013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INFETANTE PINHO Member's Mark 2L</text:p>
          </table:table-cell>
          <table:table-cell office:value-type="float" office:value="7891737004880" calcext:value-type="float">
            <text:p>78917370048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tergente Limpol 500ml</text:p>
          </table:table-cell>
          <table:table-cell office:value-type="float" office:value="7891022100372" calcext:value-type="float">
            <text:p>78910221003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COVA DENTAL MACIA TWISTER COLGATE 3 UNIDADES</text:p>
          </table:table-cell>
          <table:table-cell office:value-type="float" office:value="7891024102213" calcext:value-type="float">
            <text:p>78910241022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PONJA DUPLA FACE PREZUNIC 4UN</text:p>
          </table:table-cell>
          <table:table-cell office:value-type="float" office:value="7898314205326" calcext:value-type="float">
            <text:p>78983142053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PONJA LÃ DE AÇO ASSOLAN 60G 8 UNIDADES GRÁTIS 10% DE DESCONTO</text:p>
          </table:table-cell>
          <table:table-cell office:value-type="float" office:value="7896098901090" calcext:value-type="float">
            <text:p>78960989010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PONJA LÃ DE AÇO BOM BRIL ECO 60G 8 UNIDADES</text:p>
          </table:table-cell>
          <table:table-cell office:value-type="float" office:value="7891022101003" calcext:value-type="float">
            <text:p>78910221010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PONJA SCOTCH BRITE NAO RISCA C/10</text:p>
          </table:table-cell>
          <table:table-cell office:value-type="float" office:value="7891040229451" calcext:value-type="float">
            <text:p>78910402294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TRATO DE TOMATE QUERO</text:p>
          </table:table-cell>
          <table:table-cell table:style-name="ce1" office:value-type="float" office:value="7896102502534" calcext:value-type="float">
            <text:p>78961025025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FARELO AVEIA OAT QUAKER 165GR</text:p>
          </table:table-cell>
          <table:table-cell office:value-type="float" office:value="7892840815776" calcext:value-type="float">
            <text:p>78928408157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RINHA DE AVEIA QUAKER 165G</text:p>
          </table:table-cell>
          <table:table-cell office:value-type="float" office:value="7892840815783" calcext:value-type="float">
            <text:p>789284081578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ARINHA DE AVEIA QUAKER CAIXA 200G</text:p>
          </table:table-cell>
          <table:table-cell table:style-name="ce1" office:value-type="float" office:value="7894321219929" calcext:value-type="float">
            <text:p>78943212199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2" calcext:value-type="float">
            <text:p>-2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FARINHA LÁCTEA NESTLÉ AVEIA 200GR</text:p>
          </table:table-cell>
          <table:table-cell office:value-type="float" office:value="7891000119891" calcext:value-type="float">
            <text:p>78910001198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RINHA TRIGO TIPO 1 SARANDI1KG</text:p>
          </table:table-cell>
          <table:table-cell office:value-type="float" office:value="7896099000211" calcext:value-type="float">
            <text:p>78960990002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ijão Branco Tipo 1 Pradão 500g </text:p>
          </table:table-cell>
          <table:table-cell office:value-type="float" office:value="7898229830118" calcext:value-type="float">
            <text:p>7898229830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EIJAO FRADINHO CUCO 1KG</text:p>
          </table:table-cell>
          <table:table-cell table:style-name="ce1" office:value-type="float" office:value="7898149730192" calcext:value-type="float">
            <text:p>78981497301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Feijão Fradinho Tipo 1 Manolinho 1kg </text:p>
          </table:table-cell>
          <table:table-cell table:style-name="ce1" office:value-type="float" office:value="7898257600127" calcext:value-type="float">
            <text:p>78982576001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FEIJAO MANONOLINHO 1KG</text:p>
          </table:table-cell>
          <table:table-cell table:style-name="ce1" office:value-type="float" office:value="7898257600059" calcext:value-type="float">
            <text:p>78982576000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FEIJAO PRETO RIO IMPERIAL 500GR</text:p>
          </table:table-cell>
          <table:table-cell office:value-type="float" office:value="7898901621058" calcext:value-type="float">
            <text:p>78989016210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RM FLEISCH BIOL UN</text:p>
          </table:table-cell>
          <table:table-cell office:value-type="float" office:value="7898409952128" calcext:value-type="float">
            <text:p>7898409952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TRO DE PAPEL ORIGINAL MELITTA 102 CAIXA 30 UNIDADES</text:p>
          </table:table-cell>
          <table:table-cell office:value-type="float" office:value="7891021001885" calcext:value-type="float">
            <text:p>78910210018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FÓSFORO DE SEGURANÇA FIAT LUX PINHEIRO 10 UNIDADES</text:p>
          </table:table-cell>
          <table:table-cell table:style-name="ce1" office:value-type="float" office:value="7896007912124" calcext:value-type="float">
            <text:p>78960079121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GEL ANTI-SEP PURE HAND</text:p>
          </table:table-cell>
          <table:table-cell office:value-type="float" office:value="7896495003588" calcext:value-type="float">
            <text:p>78964950035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LATINA EM PÓ SABOR MORANGO DIET DR.OETKER 12G</text:p>
          </table:table-cell>
          <table:table-cell office:value-type="float" office:value="7891048046654" calcext:value-type="float">
            <text:p>78910480466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LATINA EM PÓ SABOR MORANGO DR.OETKER 20G</text:p>
          </table:table-cell>
          <table:table-cell office:value-type="float" office:value="7891048050668" calcext:value-type="float">
            <text:p>78910480506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OMA DE MASCAR MORANGO ZERO AÇÚCAR TRIDENT ENVELOPE 8G 5 UNIDADES</text:p>
          </table:table-cell>
          <table:table-cell table:style-name="ce1" office:value-type="float" office:value="7895800201503" calcext:value-type="float">
            <text:p>78958002015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GRAO BICO POLIGRAOS500GR</text:p>
          </table:table-cell>
          <table:table-cell office:value-type="float" office:value="7896752401256" calcext:value-type="float">
            <text:p>78967524012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ARDANAPO GARDENIA PE</text:p>
          </table:table-cell>
          <table:table-cell office:value-type="float" office:value="7896075300281" calcext:value-type="float">
            <text:p>78960753002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GIENIZADOR EM GEL ANTISSÉPTICO PARA MÃOS COPERALCOOL FRASCO 400G</text:p>
          </table:table-cell>
          <table:table-cell office:value-type="float" office:value="7896090704460" calcext:value-type="float">
            <text:p>78960907044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GURTE DESNATADO MORANGO ZERO LACTOSE VERDE CAMPO LACFREE COPO 140G</text:p>
          </table:table-cell>
          <table:table-cell office:value-type="float" office:value="7898205923919" calcext:value-type="float">
            <text:p>78982059239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GURTE DESNATADO MORANGO ZERO LACTOSE VERDE CAMPO LACFREE GARRAFA 500G</text:p>
          </table:table-cell>
          <table:table-cell office:value-type="float" office:value="7898205923650" calcext:value-type="float">
            <text:p>78982059236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GURTE DESNATADO ZERO LACTOSE VERDE CAMPO LACFREE GARRAFA 500G</text:p>
          </table:table-cell>
          <table:table-cell office:value-type="float" office:value="7898205923643" calcext:value-type="float">
            <text:p>78982059236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GURTE FRUTAS VERMELHAS DANONE 170G</text:p>
          </table:table-cell>
          <table:table-cell office:value-type="float" office:value="7891025111993" calcext:value-type="float">
            <text:p>789102511199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GURTE GREGO VIGOR POTE 100G</text:p>
          </table:table-cell>
          <table:table-cell office:value-type="float" office:value="7891999003072" calcext:value-type="float">
            <text:p>7891999003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OGURTE INTEGRAL MORANGO DANONE 170G</text:p>
          </table:table-cell>
          <table:table-cell table:style-name="ce1" office:value-type="float" office:value="7891025101376" calcext:value-type="float">
            <text:p>789102510137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-59" calcext:value-type="float">
            <text:p>-59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IOGURTE INTEGRAL VITAMINA DE FRUTAS DANONE 170G</text:p>
          </table:table-cell>
          <table:table-cell table:style-name="ce1" office:value-type="float" office:value="7891025101161" calcext:value-type="float">
            <text:p>789102510116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-11" calcext:value-type="float">
            <text:p>-11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IOGURTE MORANGO DANONE 1,35KG</text:p>
          </table:table-cell>
          <table:table-cell table:style-name="ce1" office:value-type="float" office:value="7891025320555" calcext:value-type="float">
            <text:p>789102532055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2" calcext:value-type="float">
            <text:p>-2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JOTA REIS ROLO ESPUMA 5CMX12MM</text:p>
          </table:table-cell>
          <table:table-cell office:value-type="float" office:value="7891595000116" calcext:value-type="float">
            <text:p>7891595000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T 3 LIMPADORES MULTIUSO CLÁSSICO + 1 TIRA</text:p>
          </table:table-cell>
          <table:table-cell office:value-type="float" office:value="7896098901137" calcext:value-type="float">
            <text:p>7896098901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RANJA PERA KG KG</text:p>
          </table:table-cell>
          <table:table-cell office:value-type="float" office:value="4000027001024" calcext:value-type="float">
            <text:p>4000027001024</text:p>
          </table:table-cell>
          <table:table-cell office:value-type="string" calcext:value-type="string">
            <text:p>2.5350000858306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3500008583068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SAGNA RICCIA GAROFALO 500GR</text:p>
          </table:table-cell>
          <table:table-cell office:value-type="float" office:value="8000139001246" calcext:value-type="float">
            <text:p>8000139001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sagne All'uovo - Agnesi</text:p>
          </table:table-cell>
          <table:table-cell office:value-type="float" office:value="8001200046098" calcext:value-type="float">
            <text:p>80012000460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VA-LOUÇA BRILUX NEUTRO 500ML</text:p>
          </table:table-cell>
          <table:table-cell office:value-type="float" office:value="7896013100515" calcext:value-type="float">
            <text:p>78960131005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VA-LOUÇA LIMPOL LÍQUIDO 6X500ML</text:p>
          </table:table-cell>
          <table:table-cell office:value-type="float" office:value="7891022100921" calcext:value-type="float">
            <text:p>78910221009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VA-ROUPAS CONCENTRADO ROUPAS BRANCAS E COLORIDAS ARIEL FRASCO 2L</text:p>
          </table:table-cell>
          <table:table-cell office:value-type="float" office:value="7500435115315" calcext:value-type="float">
            <text:p>75004351153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EITE CONDENSADO MOCA 395G LATA</text:p>
          </table:table-cell>
          <table:table-cell table:style-name="ce1" office:value-type="float" office:value="7891000094792" calcext:value-type="float">
            <text:p>78910000947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LEITE DE COCO TRADICIONAL SOCOCO VIDRO 200ML</text:p>
          </table:table-cell>
          <table:table-cell table:style-name="ce1" office:value-type="float" office:value="7896004400075" calcext:value-type="float">
            <text:p>789600440007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-5" calcext:value-type="float">
            <text:p>-5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LEITE DESNATADO LÍQUIDO PIRACANJUBA C/TAMPA</text:p>
          </table:table-cell>
          <table:table-cell table:style-name="ce1" office:value-type="float" office:value="7898215151739" calcext:value-type="float">
            <text:p>78982151517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LEITE EM PÓ NINHO FORTIFICADO SACHÊ</text:p>
          </table:table-cell>
          <table:table-cell table:style-name="ce1" office:value-type="float" office:value="7891000070765" calcext:value-type="float">
            <text:p>789100007076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2" calcext:value-type="float">
            <text:p>-2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LEITE LIQ BETANIA UHT 1L INT TP ROSCA</text:p>
          </table:table-cell>
          <table:table-cell table:style-name="ce1" office:value-type="float" office:value="7898403782387" calcext:value-type="float">
            <text:p>78984037823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LEITE LV LEITISSIMO 1L DESNATADO</text:p>
          </table:table-cell>
          <table:table-cell table:style-name="ce1" office:value-type="float" office:value="7898939247039" calcext:value-type="float">
            <text:p>78989392470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LEITE UHT DESNATADO PIRACANJUBA CAIXA COM TAMPA 1L</text:p>
          </table:table-cell>
          <table:table-cell table:style-name="ce1" office:value-type="float" office:value="7898215151722" calcext:value-type="float">
            <text:p>78982151517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LEITE UHT INTEGRAL 1L COM TAMPA ITALAC</text:p>
          </table:table-cell>
          <table:table-cell table:style-name="ce1" office:value-type="float" office:value="7898080640611" calcext:value-type="float">
            <text:p>78980806406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LEVEL 0,1+0,02MG CAIXA 21 COMP</text:p>
          </table:table-cell>
          <table:table-cell office:value-type="float" office:value="7896241248287" calcext:value-type="float">
            <text:p>78962412482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GUIÇA CALABRESA SADIA KG</text:p>
          </table:table-cell>
          <table:table-cell office:value-type="float" office:value="7893000993174" calcext:value-type="float">
            <text:p>7893000993174</text:p>
          </table:table-cell>
          <table:table-cell office:value-type="string" calcext:value-type="string">
            <text:p>1.2319999933242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3199999332427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inguiça de Frango Apimentada Pepper - Gallus</text:p>
          </table:table-cell>
          <table:table-cell table:style-name="ce1" office:value-type="string" calcext:value-type="string">
            <text:p>07513200741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LINGUIÇA DE FRANGO CONGELADA SEARA</text:p>
          </table:table-cell>
          <table:table-cell office:value-type="float" office:value="7894904727209" calcext:value-type="float">
            <text:p>78949047272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INGUIÇA DE PERNIL COM PIMENTA PANTANEIRA PCT 1KG</text:p>
          </table:table-cell>
          <table:table-cell table:style-name="ce1" office:value-type="float" office:value="7898229384734" calcext:value-type="float">
            <text:p>78982293847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LOSARTANA POTÁSSICA 50 MG 30 COMPRIMIDOS EMS GENÉRICO</text:p>
          </table:table-cell>
          <table:table-cell office:value-type="float" office:value="7896004706795" calcext:value-type="float">
            <text:p>78960047067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SARTANA POTÁSSICA 50 MG 30 COMPRIMIDOS MEDLEY GENÉRICO</text:p>
          </table:table-cell>
          <table:table-cell office:value-type="float" office:value="7896422507738" calcext:value-type="float">
            <text:p>78964225077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VA LIMPPANO MULTI USO MEDIA</text:p>
          </table:table-cell>
          <table:table-cell office:value-type="float" office:value="7896021623440" calcext:value-type="float">
            <text:p>78960216234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arão Buzio Fortaleza 500G</text:p>
          </table:table-cell>
          <table:table-cell office:value-type="float" office:value="7891152223101" calcext:value-type="float">
            <text:p>7891152223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carão La Mosilana</text:p>
          </table:table-cell>
          <table:table-cell table:style-name="ce1" office:value-type="float" office:value="8004690050620" calcext:value-type="float">
            <text:p>80046900506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MACARÃO PARAFUSO SÊMOLA FORTALEZA 500G</text:p>
          </table:table-cell>
          <table:table-cell office:value-type="float" office:value="7891152223149" calcext:value-type="float">
            <text:p>78911522231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TEIGA C/ SAL ITACOLOMY 500G</text:p>
          </table:table-cell>
          <table:table-cell office:value-type="float" office:value="7896260700230" calcext:value-type="float">
            <text:p>78962607002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NTEIGA COM SAL AVIAÇÃO POTE 500G</text:p>
          </table:table-cell>
          <table:table-cell table:style-name="ce1" office:value-type="float" office:value="7896331100327" calcext:value-type="float">
            <text:p>789633110032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MANTEIGA DAVACA POTE 500G</text:p>
          </table:table-cell>
          <table:table-cell table:style-name="ce1" office:value-type="float" office:value="7897318572816" calcext:value-type="float">
            <text:p>78973185728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3" calcext:value-type="float">
            <text:p>-3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Manteiga de Primeira Qualidade Tina &amp; Rolf 500G</text:p>
          </table:table-cell>
          <table:table-cell table:style-name="ce1" office:value-type="float" office:value="7896704801349" calcext:value-type="float">
            <text:p>78967048013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Massa Lazanha La Molisana 500g</text:p>
          </table:table-cell>
          <table:table-cell table:style-name="ce1" office:value-type="float" office:value="8004690342190" calcext:value-type="float">
            <text:p>80046903421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MILHO PARA PIPOCA TIPO 1 YOKI PREMIUM PACOTE 500G</text:p>
          </table:table-cell>
          <table:table-cell table:style-name="ce1" office:value-type="float" office:value="7891095006984" calcext:value-type="float">
            <text:p>789109500698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-9" calcext:value-type="float">
            <text:p>-9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MINI BAGUETE 940G</text:p>
          </table:table-cell>
          <table:table-cell office:value-type="float" office:value="7891737050689" calcext:value-type="float">
            <text:p>789173705068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NI BISCOITO DE ARROZ INTEGRAL CAMIL</text:p>
          </table:table-cell>
          <table:table-cell table:style-name="ce1" office:value-type="float" office:value="7896006779674" calcext:value-type="float">
            <text:p>78960067796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3" calcext:value-type="float">
            <text:p>-3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MINI BURGUE 240G-</text:p>
          </table:table-cell>
          <table:table-cell office:value-type="float" office:value="7896103813165" calcext:value-type="float">
            <text:p>78961038131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I PAO FRANC 1.9KG</text:p>
          </table:table-cell>
          <table:table-cell office:value-type="float" office:value="7891737013493" calcext:value-type="float">
            <text:p>78917370134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T B FLEISH LIM UN</text:p>
          </table:table-cell>
          <table:table-cell office:value-type="float" office:value="7898409951343" calcext:value-type="float">
            <text:p>78984099513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TURA DE BOLO CHOCOMOUSSE FLEISCHMANN 450G</text:p>
          </table:table-cell>
          <table:table-cell office:value-type="float" office:value="7898409951367" calcext:value-type="float">
            <text:p>78984099513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TURA DE BOLO DE CHOCOLATE DONA BENTA</text:p>
          </table:table-cell>
          <table:table-cell office:value-type="float" office:value="7896005272008" calcext:value-type="float">
            <text:p>78960052720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TURA DE BOLO VILMA CHOC 400GR</text:p>
          </table:table-cell>
          <table:table-cell office:value-type="float" office:value="7896417209135" calcext:value-type="float">
            <text:p>7896417209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TURA DE BOLO VILMA LAR 400GR PROM</text:p>
          </table:table-cell>
          <table:table-cell office:value-type="float" office:value="7896417209166" calcext:value-type="float">
            <text:p>78964172091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TURA DE BOLO VITAMILHO CHOCOLATE 400GR</text:p>
          </table:table-cell>
          <table:table-cell office:value-type="float" office:value="7898366930108" calcext:value-type="float">
            <text:p>78983669301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LHO DE TOMATE BOLOGNESE BARILLA VIDRO 400G</text:p>
          </table:table-cell>
          <table:table-cell office:value-type="float" office:value="8076809513661" calcext:value-type="float">
            <text:p>80768095136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olho de Tomate Napoletana 400g </text:p>
          </table:table-cell>
          <table:table-cell table:style-name="ce1" office:value-type="float" office:value="8076809513692" calcext:value-type="float">
            <text:p>807680951369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MOLHO SHOYU SAKURA TRADICIONAL</text:p>
          </table:table-cell>
          <table:table-cell table:style-name="ce1" office:value-type="float" office:value="7896007811007" calcext:value-type="float">
            <text:p>78960078110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NACTALI 75MG 28COMP</text:p>
          </table:table-cell>
          <table:table-cell table:style-name="ce2" office:value-type="float" office:value="7896094208117" calcext:value-type="float">
            <text:p>78960942081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1018"/>
        </table:table-row>
        <table:table-row table:style-name="ro1">
          <table:table-cell table:style-name="ce1" office:value-type="string" calcext:value-type="string">
            <text:p>NEEDS SORO 500mL</text:p>
          </table:table-cell>
          <table:table-cell table:style-name="ce1" office:value-type="float" office:value="7896830001484" calcext:value-type="float">
            <text:p>78968300014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NOVALGINA 500 MG 30 COMPRIMIDOS SANOFI</text:p>
          </table:table-cell>
          <table:table-cell office:value-type="float" office:value="7891058008635" calcext:value-type="float">
            <text:p>78910580086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GGETS FGO 300G</text:p>
          </table:table-cell>
          <table:table-cell office:value-type="float" office:value="7893000949355" calcext:value-type="float">
            <text:p>78930009493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GGETS SADIA CROCANTE</text:p>
          </table:table-cell>
          <table:table-cell office:value-type="float" office:value="7893000949270" calcext:value-type="float">
            <text:p>7893000949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ÓLEO DE GIRASSOL TIPO 1 LIZA ESPECIAIS GARRAFA 900ML</text:p>
          </table:table-cell>
          <table:table-cell table:style-name="ce1" office:value-type="float" office:value="7896036090602" calcext:value-type="float">
            <text:p>78960360906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ÓLEO DE SOJA SOYA GARRAFA 900ML</text:p>
          </table:table-cell>
          <table:table-cell office:value-type="float" office:value="7891107101621" calcext:value-type="float">
            <text:p>78911071016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IMPO AGUA SANITARIA 1LT</text:p>
          </table:table-cell>
          <table:table-cell office:value-type="float" office:value="7896013100461" calcext:value-type="float">
            <text:p>789601310046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O MULTIAÇAO 4KG</text:p>
          </table:table-cell>
          <table:table-cell office:value-type="float" office:value="7891150069053" calcext:value-type="float">
            <text:p>78911500690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VO CAIPIRA GDE</text:p>
          </table:table-cell>
          <table:table-cell office:value-type="float" office:value="7897284450255" calcext:value-type="float">
            <text:p>7897284450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VOS CAIP VERM C/10</text:p>
          </table:table-cell>
          <table:table-cell office:value-type="float" office:value="7898913513068" calcext:value-type="float">
            <text:p>78989135130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VOS COD PZ 30UN UN</text:p>
          </table:table-cell>
          <table:table-cell office:value-type="float" office:value="7899778900567" calcext:value-type="float">
            <text:p>78997789005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VOS EKOBOM GD BCO 30UN PROM</text:p>
          </table:table-cell>
          <table:table-cell office:value-type="float" office:value="7898994109808" calcext:value-type="float">
            <text:p>78989941098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VOS GALINHA OMEGA UN</text:p>
          </table:table-cell>
          <table:table-cell office:value-type="float" office:value="7897284460001" calcext:value-type="float">
            <text:p>789728446000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AO DE QUEIJO FORNO DE MINAS 1KG GOURMET</text:p>
          </table:table-cell>
          <table:table-cell table:style-name="ce1" office:value-type="float" office:value="7896074603451" calcext:value-type="float">
            <text:p>78960746034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2" calcext:value-type="float">
            <text:p>-2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AO DE QUEIJO FORNO MINAS 500GR TRADICIONAL ASSADO</text:p>
          </table:table-cell>
          <table:table-cell office:value-type="float" office:value="7896074603161" calcext:value-type="float">
            <text:p>78960746031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ÃO DE QUEIJO RECHEADO TRADICIONAL CATUPIRY PACOTE 1KG</text:p>
          </table:table-cell>
          <table:table-cell table:style-name="ce1" office:value-type="float" office:value="7896353300255" calcext:value-type="float">
            <text:p>789635330025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5" calcext:value-type="float">
            <text:p>-5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PAO FORM LIM 350G UN</text:p>
          </table:table-cell>
          <table:table-cell table:style-name="ce1" office:value-type="float" office:value="7898253589471" calcext:value-type="float">
            <text:p>78982535894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PAPEL MANTEIGA PRASTY PAPER</text:p>
          </table:table-cell>
          <table:table-cell table:style-name="ce1" office:value-type="float" office:value="7896300500219" calcext:value-type="float">
            <text:p>78963005002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ASSA FIO 10M PERLEX</text:p>
          </table:table-cell>
          <table:table-cell office:value-type="float" office:value="7891128102003" calcext:value-type="float">
            <text:p>78911281020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 FD MIRAFIORI</text:p>
          </table:table-cell>
          <table:table-cell office:value-type="float" office:value="7896075301066" calcext:value-type="float">
            <text:p>78960753010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CANHA BOV RESF MATURATTA</text:p>
          </table:table-cell>
          <table:table-cell office:value-type="float" office:value="7898302291898" calcext:value-type="float">
            <text:p>7898302291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canha Congelada Bassi - Marfri Club</text:p>
          </table:table-cell>
          <table:table-cell office:value-type="float" office:value="7899638302616" calcext:value-type="float">
            <text:p>78996383026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MENTAO VERDE KG</text:p>
          </table:table-cell>
          <table:table-cell office:value-type="float" office:value="4000306001028" calcext:value-type="float">
            <text:p>4000306001028</text:p>
          </table:table-cell>
          <table:table-cell office:value-type="string" calcext:value-type="string">
            <text:p>0.2199999988079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999999880790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pa de tangerina de baixa caloria 100g</text:p>
          </table:table-cell>
          <table:table-cell office:value-type="float" office:value="7898130777137" calcext:value-type="float">
            <text:p>78981307771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PA TANGER 10X100G</text:p>
          </table:table-cell>
          <table:table-cell office:value-type="float" office:value="7898130772132" calcext:value-type="float">
            <text:p>78981307721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IJO MOZZ BOM DEST KG</text:p>
          </table:table-cell>
          <table:table-cell office:value-type="float" office:value="7898130990550" calcext:value-type="float">
            <text:p>7898130990550</text:p>
          </table:table-cell>
          <table:table-cell office:value-type="string" calcext:value-type="string">
            <text:p>0.25200000405311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20000040531158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IJO MOZZ DE BUFALA LANCHE BOM DESTINO</text:p>
          </table:table-cell>
          <table:table-cell table:style-name="ce1" office:value-type="float" office:value="7898130990123" calcext:value-type="float">
            <text:p>78981309901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Queijo Mussarela Latinni Fatiado Latelli</text:p>
          </table:table-cell>
          <table:table-cell table:style-name="ce1" office:value-type="float" office:value="7898168040463" calcext:value-type="float">
            <text:p>78981680404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QUEIJO NAT COALHO KG </text:p>
          </table:table-cell>
          <table:table-cell office:value-type="float" office:value="7898134890412" calcext:value-type="float">
            <text:p>7898134890412</text:p>
          </table:table-cell>
          <table:table-cell office:value-type="string" calcext:value-type="string">
            <text:p>0.49000000953674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00000095367431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IJO PARMESÃO CILINDRO FAIXA AZUL 195G</text:p>
          </table:table-cell>
          <table:table-cell table:style-name="ce1" office:value-type="float" office:value="7891999014092" calcext:value-type="float">
            <text:p>789199901409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-2" calcext:value-type="float">
            <text:p>-2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REDOXON</text:p>
          </table:table-cell>
          <table:table-cell office:value-type="float" office:value="7891106006279" calcext:value-type="float">
            <text:p>7891106006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EFR PET H2O LIMONET 500ML PROM</text:p>
          </table:table-cell>
          <table:table-cell table:style-name="ce1" office:value-type="float" office:value="7892840812867" calcext:value-type="float">
            <text:p>78928408128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REFRIGERANTE DE LIMÃO 500ML H2OH!</text:p>
          </table:table-cell>
          <table:table-cell table:style-name="ce1" office:value-type="float" office:value="7892840812423" calcext:value-type="float">
            <text:p>78928408124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REFRIGERANTE LIMONETO H2O 500ML</text:p>
          </table:table-cell>
          <table:table-cell table:style-name="ce1" office:value-type="float" office:value="7892840812850" calcext:value-type="float">
            <text:p>789284081285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REFRIGERANTE SEM AÇÚCAR COCA</text:p>
          </table:table-cell>
          <table:table-cell table:style-name="ce1" office:value-type="float" office:value="7894900700398" calcext:value-type="float">
            <text:p>78949007003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REQUEIJÃO CREMOSO TRADICIONAL CATUPIRY POTE 500G</text:p>
          </table:table-cell>
          <table:table-cell table:style-name="ce1" office:value-type="float" office:value="7896353300897" calcext:value-type="float">
            <text:p>789635330089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5" calcext:value-type="float">
            <text:p>-5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SABÃO EM PO OMO BAG UN</text:p>
          </table:table-cell>
          <table:table-cell office:value-type="float" office:value="7891150064560" calcext:value-type="float">
            <text:p>78911500645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BONETE EM BARRA VEGETAL AMAZONIAN PHEBO CARTUCHO 90G</text:p>
          </table:table-cell>
          <table:table-cell office:value-type="float" office:value="7896512909732" calcext:value-type="float">
            <text:p>78965129097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BONETE LIQ PROTECL ANTI SEPTICO ERVA DOCE 1000ML</text:p>
          </table:table-cell>
          <table:table-cell office:value-type="float" office:value="7898100035687" calcext:value-type="float">
            <text:p>78981000356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AL MARINHO YOKI MAIS VITA PACOTE 1KG</text:p>
          </table:table-cell>
          <table:table-cell table:style-name="ce1" office:value-type="float" office:value="7891095600847" calcext:value-type="float">
            <text:p>78910956008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SUCO CASA DE MADEIRA 1L UVA</text:p>
          </table:table-cell>
          <table:table-cell office:value-type="float" office:value="7898070110841" calcext:value-type="float">
            <text:p>78980701108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O INTEGRAL UVA TINTO AURORA GARRAFA 1,5L</text:p>
          </table:table-cell>
          <table:table-cell office:value-type="float" office:value="7891141019838" calcext:value-type="float">
            <text:p>78911410198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UCO INTEGRAL UVA TINTO CASA DE BENTO 1L</text:p>
          </table:table-cell>
          <table:table-cell table:style-name="ce1" office:value-type="float" office:value="7891141023910" calcext:value-type="float">
            <text:p>78911410239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3" calcext:value-type="float">
            <text:p>-3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TALHARIM MASSAS DE</text:p>
          </table:table-cell>
          <table:table-cell office:value-type="float" office:value="7896193800403" calcext:value-type="float">
            <text:p>78961938004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96193800229" calcext:value-type="float">
            <text:p>7896193800229</text:p>
          </table:table-cell>
          <table:table-cell office:value-type="string" calcext:value-type="string">
            <text:p>2 item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INTA ESMALTE SINTETICA PLATINA ELITE 900ML</text:p>
          </table:table-cell>
          <table:table-cell table:style-name="ce1" office:value-type="float" office:value="7898033941840" calcext:value-type="float">
            <text:p>78980339418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TOMATE KG KG</text:p>
          </table:table-cell>
          <table:table-cell office:value-type="float" office:value="4000181001021" calcext:value-type="float">
            <text:p>4000181001021</text:p>
          </table:table-cell>
          <table:table-cell office:value-type="string" calcext:value-type="string">
            <text:p>4.189999938011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189999938011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AMIN 250 MG 12 COMPRIMIDOS ZYDUS NIKKHO</text:p>
          </table:table-cell>
          <table:table-cell office:value-type="float" office:value="7897460400357" calcext:value-type="float">
            <text:p>7897460400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GO P/KIBE DULAR 500GR</text:p>
          </table:table-cell>
          <table:table-cell office:value-type="float" office:value="7897051900792" calcext:value-type="float">
            <text:p>78970519007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TAMILHO FLOCAO</text:p>
          </table:table-cell>
          <table:table-cell office:value-type="float" office:value="7898366930023" calcext:value-type="float">
            <text:p>78983669300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TER C EFERV 1GR 10COMP</text:p>
          </table:table-cell>
          <table:table-cell office:value-type="float" office:value="7899470800240" calcext:value-type="float">
            <text:p>78994708002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ARCÃO CINZA ELITE 900 ML</text:p>
          </table:table-cell>
          <table:table-cell office:value-type="float" office:value="7898033941574" calcext:value-type="float">
            <text:p>78980339415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Açucar Pinheiro 1kg</text:p>
          </table:table-cell>
          <table:table-cell table:style-name="ce1" office:value-type="float" office:value="7898064090012" calcext:value-type="float">
            <text:p>789806409001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Batata Palha Tradicional Yoki</text:p>
          </table:table-cell>
          <table:table-cell table:style-name="ce1" office:value-type="float" office:value="7891095008919" calcext:value-type="float">
            <text:p>78910950089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Creme de Cebola Kitano 65g</text:p>
          </table:table-cell>
          <table:table-cell table:style-name="ce1" office:value-type="float" office:value="7891095003822" calcext:value-type="float">
            <text:p>789109500382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Coloral Colorífico Tropicana 100g</text:p>
          </table:table-cell>
          <table:table-cell table:style-name="ce1" office:value-type="float" office:value="7896597100079" calcext:value-type="float">
            <text:p>789659710007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Pimenta e Cominho Kitano 70g</text:p>
          </table:table-cell>
          <table:table-cell table:style-name="ce1" office:value-type="float" office:value="7891095154029" calcext:value-type="float">
            <text:p>789109515402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Erva Doce Tropicana 20g</text:p>
          </table:table-cell>
          <table:table-cell table:style-name="ce1" office:value-type="float" office:value="7896597100161" calcext:value-type="float">
            <text:p>789659710016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Atum Sólido em Óleo Robinson Crusoé 170g</text:p>
          </table:table-cell>
          <table:table-cell table:style-name="ce1" office:value-type="float" office:value="7898943163035" calcext:value-type="float">
            <text:p>789894316303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Vinagre de Fruta Maçã Maratá 750ml</text:p>
          </table:table-cell>
          <table:table-cell table:style-name="ce1" office:value-type="float" office:value="7898286190064" calcext:value-type="float">
            <text:p>7898286190064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Azeite de Oliva Extra Virgem Andorinha 1l</text:p>
          </table:table-cell>
          <table:table-cell table:style-name="ce1" office:value-type="float" office:value="8424536936008" calcext:value-type="float">
            <text:p>842453693600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Macarão Argola Speciale Vitarela 500g</text:p>
          </table:table-cell>
          <table:table-cell table:style-name="ce1" office:value-type="float" office:value="7896213000097" calcext:value-type="float">
            <text:p>789621300009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Amido de Milho Yoki 200g</text:p>
          </table:table-cell>
          <table:table-cell table:style-name="ce1" office:value-type="float" office:value="7891095015047" calcext:value-type="float">
            <text:p>789109501504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arbolift Essential 300g</text:p>
          </table:table-cell>
          <table:table-cell office:value-type="float" office:value="40232894985" calcext:value-type="float">
            <text:p>4023289498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i em Pó Integral Ninho 400g</text:p>
          </table:table-cell>
          <table:table-cell table:style-name="ce1" office:value-type="float" office:value="7891000140307" calcext:value-type="float">
            <text:p>7891000140307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Leite de Coco Sococo Caixa 200ml</text:p>
          </table:table-cell>
          <table:table-cell table:style-name="ce1" office:value-type="float" office:value="7896004400372" calcext:value-type="float">
            <text:p>789600440037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Granulado Sabor Chocolate Karamello 70g</text:p>
          </table:table-cell>
          <table:table-cell table:style-name="ce1" office:value-type="float" office:value="7897829501831" calcext:value-type="float">
            <text:p>789782950183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Leite Condensado Moça 8% de Gordura 395g</text:p>
          </table:table-cell>
          <table:table-cell table:style-name="ce1" office:value-type="float" office:value="7891000100103" calcext:value-type="float">
            <text:p>7891000100103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Gelatina sem Sabor Dr. Oetker 24g (2x)</text:p>
          </table:table-cell>
          <table:table-cell table:style-name="ce1" office:value-type="float" office:value="7891048050057" calcext:value-type="float">
            <text:p>789104805005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7T23:58:44.623617043</dc:date>
    <meta:editing-duration>PT3H28M19S</meta:editing-duration>
    <meta:editing-cycles>1</meta:editing-cycles>
    <meta:document-statistic meta:table-count="1" meta:cell-count="1133" meta:object-count="0"/>
    <meta:generator>LibreOffice/6.0.7.3$Linux_X86_64 LibreOffice_project/00m0$Build-3</meta:generator>
  </office:meta>
</office:document-meta>
</file>